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  <style:text-properties fo:font-family="'DejaVu Sans Condensed'" style:font-family-generic="swiss" style:font-pitch="variable" fo:font-size="12pt" style:font-size-asian="12pt" style:font-size-complex="12pt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family="'DejaVu Sans Condensed'" style:font-family-generic="swiss" style:font-pitch="variable" fo:font-size="16pt" style:font-size-asian="16pt" style:font-size-complex="16pt"/>
    </style:style>
    <style:style style:name="T1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DejaVu Sans Condensed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072cm" svg:height="1.375cm" svg:x="1.55cm" svg:y="2.624cm">
          <text:p text:style-name="P1"><text:span text:style-name="T1">Application</text:span></text:p>
          <text:p text:style-name="P1"><text:span text:style-name="T1">pro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72cm" svg:height="0.875cm" svg:x="1.55cm" svg:y="4.249cm">
          <text:p text:style-name="P1"><text:span text:style-name="T1">Host-to-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072cm" svg:height="0.875cm" svg:x="1.55cm" svg:y="5.374cm">
          <text:p text:style-name="P1"><text:span text:style-name="T1">Intern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072cm" svg:height="1.375cm" svg:x="1.55cm" svg:y="6.525cm">
          <text:p text:style-name="P1"><text:span text:style-name="T1">Network</text:span></text:p>
          <text:p text:style-name="P1"><text:span text:style-name="T1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72cm" svg:height="0.875cm" svg:x="5.05cm" svg:y="4.2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072cm" svg:height="0.875cm" svg:x="5.05cm" svg:y="5.375cm">
          <text:p text:style-name="P1"><text:span text:style-name="T1">Net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5.75cm" svg:height="1cm" svg:x="8.55cm" svg:y="6.875cm">
          <text:p text:style-name="P3"><text:span text:style-name="T2">Ethernet, PPP, DSL</text:span></text:p>
          <draw:enhanced-geometry svg:viewBox="0 0 21600 21600" draw:text-areas="800 800 20800 20800" draw:type="round-rectangular-callout" draw:modifiers="-14599.0610328639 4423.57642357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5.75cm" svg:height="1cm" svg:x="8.55cm" svg:y="5.4cm">
          <text:p text:style-name="P3"><text:span text:style-name="T2">IP, ICMP, ARP</text:span></text:p>
          <draw:enhanced-geometry svg:viewBox="0 0 21600 21600" draw:text-areas="800 800 20800 20800" draw:type="round-rectangular-callout" draw:modifiers="-1738.96713615023 4963.036963036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5.75cm" svg:height="1cm" svg:x="8.55cm" svg:y="4.2cm">
          <text:p text:style-name="P3"><text:span text:style-name="T2">TCP, UDP</text:span></text:p>
          <draw:enhanced-geometry svg:viewBox="0 0 21600 21600" draw:text-areas="800 800 20800 20800" draw:type="round-rectangular-callout" draw:modifiers="-1667.60563380282 5804.59540459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5.75cm" svg:height="2.75cm" svg:x="8.55cm" svg:y="1.3cm">
          <text:p text:style-name="P3"><text:span text:style-name="T2">FTP, Telnet, SMTP,</text:span></text:p>
          <text:p text:style-name="P3"><text:span text:style-name="T2">DNS, DHCP, HTTP,</text:span></text:p>
          <text:p text:style-name="P3"><text:span text:style-name="T2">SIP, SNMP, SSH,</text:span></text:p>
          <text:p text:style-name="P3"><text:span text:style-name="T2">NTP, IMAP, POP3</text:span></text:p>
          <draw:enhanced-geometry svg:viewBox="0 0 21600 21600" draw:text-areas="800 800 20800 20800" draw:type="round-rectangular-callout" draw:modifiers="-14527.6995305164 15004.58015267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1-17T23:06:55</dc:date>
    <meta:editing-duration>PT13H49S</meta:editing-duration>
    <meta:editing-cycles>45</meta:editing-cycles>
    <meta:generator>LibreOffice/3.4$Unix LibreOffice_project/340m1$Build-502</meta:generator>
    <meta:document-statistic meta:object-count="10"/>
  </office:meta>
</office:document-meta>
</file>